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6ad" officeooo:paragraph-rsid="000bc6ad"/>
    </style:style>
    <style:style style:name="P2" style:family="paragraph" style:parent-style-name="Standard">
      <style:text-properties officeooo:paragraph-rsid="000bc6ad"/>
    </style:style>
    <style:style style:name="P3" style:family="paragraph" style:parent-style-name="Standard">
      <style:text-properties officeooo:rsid="000c62b7" officeooo:paragraph-rsid="000c62b7"/>
    </style:style>
    <style:style style:name="P4" style:family="paragraph" style:parent-style-name="Standard">
      <style:text-properties officeooo:rsid="000bc6ad" officeooo:paragraph-rsid="000bc6ad"/>
    </style:style>
    <style:style style:name="P5" style:family="paragraph" style:parent-style-name="Standard">
      <style:text-properties officeooo:rsid="000c62b7" officeooo:paragraph-rsid="000c62b7"/>
    </style:style>
    <style:style style:name="T1" style:family="text">
      <style:text-properties officeooo:rsid="000bc6ad"/>
    </style:style>
    <style:style style:name="T2" style:family="text">
      <style:text-properties officeooo:rsid="000c282b"/>
    </style:style>
    <style:style style:name="T3" style:family="text">
      <style:text-properties officeooo:rsid="000c62b7"/>
    </style:style>
    <style:style style:name="T4" style:family="text">
      <style:text-properties officeooo:rsid="000d6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phyrograph: New features for summer 2024</text:p>
      <text:p text:style-name="P1"/>
      <text:p text:style-name="P1">- a <text:span text:style-name="T4">full </text:span>scenario PG_full_scenario.csv contains all the possible variables used for controlling PG.</text:p>
      <text:p text:style-name="P2"><text:span text:style-name="T1">Any scenario can only use a subset of these variables. Additional variables will not be taken into </text:span><text:span text:style-name="T3">consideration</text:span><text:span text:style-name="T1"> unless they are added to the full scenario, and PG is recompiled after running the script PG_source_generator.py.</text:span></text:p>
      <text:p text:style-name="P2"/>
      <text:p text:style-name="P1">- the former header file data have been dispatched as follows:</text:p>
      <text:p text:style-name="P1"><text:tab/>- the project data (UDP client/server, cameras, shaders) have been added to the scenarios after the scenes and before the previously existing data</text:p>
      <text:p text:style-name="P1"><text:span text:style-name="T3"><text:tab/></text:span>- the project variables such as screen position have been added to the full scenarios</text:p>
      <text:p text:style-name="P1"><text:span text:style-name="T3"><text:tab/></text:span>- the structure variables such as screen size have been placed into a new include file pg-<text:span text:style-name="T2">header.h together with other constants from pg</text:span><text:span text:style-name="T3">-all_include.h</text:span></text:p>
      <text:p text:style-name="P1"/>
      <text:p text:style-name="P3">- the <text:s/><text:span text:style-name="T1">PG_source_generator.py</text:span> <text:span text:style-name="T4">script </text:span>has mainly two functions:</text:p>
      <text:p text:style-name="P3"><text:tab/>- it generates C++ code and glsl code to bind the C++ variables with glsl variables in the shaders</text:p>
      <text:p text:style-name="P3"><text:tab/>- it produces a new version of the scenes in which variables are ranked in the same order as in the full scenarios</text:p>
      <text:p text:style-name="P3">It is not necessary to use it before executing porphyrograph.</text:p>
      <text:p text:style-name="P3"/>
      <text:p text:style-name="P3">- The C++ modules have been reorganized by finer grained functionalities, all global variables and functions have been renamed with a pg_ prefix. Enumerations have been prefixed with pg_enum_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31T12:03:45.319000000</meta:creation-date>
    <dc:date>2024-07-31T13:23:51.300000000</dc:date>
    <meta:editing-duration>PT54M5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2" meta:word-count="216" meta:character-count="1343" meta:non-whitespace-character-count="1133"/>
  </office:meta>
</office:document-meta>
</file>